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center" style:justify-single-word="false"/>
    </style:style>
    <style:style style:name="P2" style:family="paragraph" style:parent-style-name="Standard">
      <style:paragraph-properties fo:line-height="200%"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 style:family="paragraph" style:parent-style-name="Standard">
      <style:paragraph-properties fo:line-height="100%" fo:text-align="start" style:justify-single-word="false"/>
    </style:style>
    <style:style style:name="P4" style:family="paragraph" style:parent-style-name="Standard">
      <style:paragraph-properties fo:line-height="100%" fo:text-align="start" style:justify-single-word="false" fo:padding="0.0291in" fo:border-left="none" fo:border-right="none" fo:border-top="none" fo:border-bottom="0.0138in solid #000000" style:join-border="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vePortal: Coders Manual</text:p>
      <text:p text:style-name="P3">Cole Herzog</text:p>
      <text:p text:style-name="P3">David Dec</text:p>
      <text:p text:style-name="P4">Richard Bird</text:p>
      <text:p text:style-name="P2">Cloning</text:p>
      <text:p text:style-name="P2"><text:span text:style-name="T3">From your command line, find a suitable location for the git repository. It contains the complete Website, all documentation (including this) and all files used as backups and installation of third party tools.</text:span></text:p>
      <text:p text:style-name="P2">Dependencies</text:p>
      <text:p text:style-name="P2"><text:span text:style-name="T3">The Third Party Tools used are: Bootstrap, jquery, jquery UI, MySQL, Ajax, PHP, and Nginx. For installation and management of these tools, consult their specific documentation. All four are required dependencies of the live portal website. Some were used to construct the website and UI, others are required for the website to run. If one plans on furthering the work already done, all four will be required.</text:span></text:p>
      <text:p text:style-name="P2"><text:span text:style-name="T3">A server capable of handling Ajax and PHP is also required, as these comprise much of the back end. The website has classically been run on an Ubuntu server.</text:span></text:p>
      <text:p text:style-name="P2">Streaming</text:p>
      <text:p text:style-name="P2"><text:span text:style-name="T3">To test and alter streaming, the nginx configuration files should be altered to host an RTMP server. OBS, XSplit, or some other live broadcasting software will have to be installed on the streamer's computer and used. Stream keys are located in the user's settings page, and are required for the RTMP server to distinguish between the page URLS for streams.</text:span></text:p>
      <text:p text:style-name="P2">Next Steps</text:p>
      <text:p text:style-name="P2"><text:span text:style-name="T3">The immediate next step in this project would be to add and heighten security. The current security on the server is substandard to non-existent. Any admin files need to be protected or removed, passwords on the server itself and MySQL need to be altered, and an HTTPS version of the website should be set up.</text:span></text:p>
      <text:p text:style-name="P2"><text:soft-page-break/><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5-01T16:35:01.97</meta:creation-date>
    <dc:date>2015-05-01T17:05:26.54</dc:date>
    <meta:editing-duration>PT13M43S</meta:editing-duration>
    <meta:editing-cycles>3</meta:editing-cycles>
    <meta:generator>LibreOffice/3.3$Win32 LibreOffice_project/330m19$Build-401</meta:generator>
    <meta:document-statistic meta:table-count="0" meta:image-count="0" meta:object-count="0" meta:page-count="2" meta:paragraph-count="13" meta:word-count="258" meta:character-count="1536"/>
  </office:meta>
</office:document-meta>
</file>